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a1d1" officeooo:paragraph-rsid="001da1d1"/>
    </style:style>
    <style:style style:name="P2" style:family="paragraph" style:parent-style-name="Standard">
      <style:text-properties officeooo:rsid="001f272f" officeooo:paragraph-rsid="001f272f"/>
    </style:style>
    <style:style style:name="P3" style:family="paragraph" style:parent-style-name="Standard">
      <style:text-properties fo:font-weight="normal" officeooo:rsid="001f272f" officeooo:paragraph-rsid="001f272f" style:font-weight-asian="normal" style:font-weight-complex="normal"/>
    </style:style>
    <style:style style:name="P4" style:family="paragraph" style:parent-style-name="Standard">
      <style:text-properties fo:font-weight="normal" officeooo:rsid="002030ed" officeooo:paragraph-rsid="002030ed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2030ed" officeooo:paragraph-rsid="002030ed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2030ed" officeooo:paragraph-rsid="002030ed" style:font-weight-asian="normal" style:font-weight-complex="normal"/>
    </style:style>
    <style:style style:name="P7" style:family="paragraph" style:parent-style-name="Standard">
      <style:text-properties fo:font-weight="normal" officeooo:rsid="0023c606" officeooo:paragraph-rsid="0023c606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3c606" officeooo:paragraph-rsid="0023c606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23c606" officeooo:paragraph-rsid="0023c60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Mario Sánchez Giraldo</text:p>
      <text:p text:style-name="P1"><text:a xlink:type="simple" xlink:href="mailto:antoniosanchez@elpoli.edu.co" text:style-name="Internet_20_link" text:visited-style-name="Visited_20_Internet_20_Link">antoniosanchez@elpoli.edu.co</text:a></text:p>
      <text:p text:style-name="P1">3186234145</text:p>
      <text:p text:style-name="P1"/>
      <text:p text:style-name="P2">La información debe ser segura:</text:p>
      <text:p text:style-name="P2"><text:span text:style-name="T1">C</text:span>onfidencialidad</text:p>
      <text:p text:style-name="P2"><text:span text:style-name="T1">I</text:span>ntegridad</text:p>
      <text:p text:style-name="P2"><text:span text:style-name="T1">D</text:span>isponibilidad</text:p>
      <text:p text:style-name="P3"/>
      <text:p text:style-name="P4">Parcial 1 - 12 de Abril – 15%</text:p>
      <text:p text:style-name="P4">Parcial 2 – 14 de junio – 15% </text:p>
      <text:p text:style-name="P4"/>
      <text:p text:style-name="P4">Evaluaciones de seguimiento: </text:p>
      <text:list xml:id="list817513988" text:style-name="L1">
        <text:list-item>
          <text:p text:style-name="P5">Marzo 1 – 10%</text:p>
        </text:list-item>
        <text:list-item>
          <text:p text:style-name="P5">Mayo 10 – 10%</text:p>
          <text:p text:style-name="P5"/>
        </text:list-item>
      </text:list>
      <text:p text:style-name="P4">Trabajos: </text:p>
      <text:list xml:id="list2622127791" text:style-name="L2">
        <text:list-item>
          <text:p text:style-name="P6">Presentación <text:s/>y exposición (paralelo semestre) – 20%</text:p>
        </text:list-item>
        <text:list-item>
          <text:p text:style-name="P6">Trabajo y presentación(17 de mayo) <text:s/>- 10%</text:p>
        </text:list-item>
        <text:list-item>
          <text:p text:style-name="P6">Talleres (Paralelo semestre) – 20%</text:p>
        </text:list-item>
      </text:list>
      <text:p text:style-name="P4"/>
      <text:p text:style-name="P4"/>
      <text:p text:style-name="P7">Componentes físicos: </text:p>
      <text:list xml:id="list3951447771" text:style-name="L4">
        <text:list-item>
          <text:p text:style-name="P9">Entrada / salida</text:p>
        </text:list-item>
        <text:list-item>
          <text:p text:style-name="P9">procesador</text:p>
        </text:list-item>
        <text:list-item>
          <text:p text:style-name="P9">Comunicaciones</text:p>
        </text:list-item>
        <text:list-item>
          <text:p text:style-name="P9">S.O</text:p>
          <text:p text:style-name="P9"/>
        </text:list-item>
      </text:list>
      <text:p text:style-name="P7">Lógicos:</text:p>
      <text:list xml:id="list1400823781" text:style-name="L3">
        <text:list-item>
          <text:p text:style-name="P8">Programa de aplicaciones</text:p>
        </text:list-item>
        <text:list-item>
          <text:p text:style-name="P8">Lenguajes de programación</text:p>
        </text:list-item>
        <text:list-item>
          <text:p text:style-name="P8">Memoria RAM (Aleatoria, dinámica)</text:p>
        </text:list-item>
        <text:list-item>
          <text:p text:style-name="P8">Memoria RO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7:50:02.902921162</meta:creation-date>
    <dc:date>2023-02-08T19:21:08.532456336</dc:date>
    <meta:editing-duration>PT20M12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28" meta:word-count="90" meta:character-count="569" meta:non-whitespace-character-count="507"/>
  </office:meta>
</office:document-meta>
</file>